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37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94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eonard Perucho</text:p>
          </table:table-cell>
          <table:table-cell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43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74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81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14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14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28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43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10/16/2019</text:date>, <text:time>19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19-10-16T19:52:28</dc:date>
    <dc:creator>Skip Perry</dc:creator>
    <meta:editing-duration>P1DT10H11M54S</meta:editing-duration>
    <meta:editing-cycles>453</meta:editing-cycles>
    <meta:document-statistic meta:table-count="1" meta:cell-count="971" meta:object-count="0"/>
  </office:meta>
</office:document-meta>
</file>